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5-11-1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5-07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5-04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5-02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4-10-3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4-08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4-06-1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4-03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3-12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3-09-1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3-05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3-01-2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2-12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2-09-2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2-06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1-11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1-0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0-07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20-02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9-10-1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9-07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9-04-2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9-01-2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8-10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8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8-04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8-01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7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7-07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7-05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7-03-1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6-1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6-09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6-05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6-02-1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5-07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5-06-0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5-04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4-10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4-08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4-06-0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4-03-1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3-12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3-08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3-05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3-0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2-11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2-08-1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2-05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2-02-22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1-12-1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1-08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1-05-1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1-03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0-11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0-08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0-05-1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10-03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9-12-0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9-09-0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9-05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9-02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8-10-2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8-07-3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8-05-0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8-01-2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7-10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7-07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7-05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7-02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6-11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6-07-1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6-04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4-06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0176" calcext:value-type="float">
            <text:p>36.4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6648" calcext:value-type="float">
            <text:p>36.42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0992" calcext:value-type="float">
            <text:p>36.1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1496" calcext:value-type="float">
            <text:p>35.5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9536" calcext:value-type="float">
            <text:p>35.1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9328" calcext:value-type="float">
            <text:p>35.0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3608" calcext:value-type="float">
            <text:p>34.9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0688" calcext:value-type="float">
            <text:p>34.4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506076511705</text:p>
          </table:table-cell>
          <table:table-cell office:value-type="string" calcext:value-type="string">
            <text:p>56H 29 SOW 177E</text:p>
          </table:table-cell>
          <table:table-cell office:value-type="string" calcext:value-type="string">
            <text:p>198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82" meta:object-count="0"/>
    <meta:user-defined meta:name="AppVersion">3.0</meta:user-defined>
  </office:meta>
</office:document-meta>
</file>